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283.89pt"/>
    </style:style>
    <style:style style:name="co3" style:family="table-column">
      <style:table-column-properties fo:break-before="auto" style:column-width="47.99pt"/>
    </style:style>
    <style:style style:name="co4" style:family="table-column">
      <style:table-column-properties fo:break-before="auto" style:column-width="147pt"/>
    </style:style>
    <style:style style:name="co5" style:family="table-column">
      <style:table-column-properties fo:break-before="auto" style:column-width="142.4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wfred_5f_rev5.csv">
      <style:table-properties table:display="true" style:writing-mode="lr-tb"/>
    </style:style>
    <style:style style:name="ce1" style:family="table-cell" style:parent-style-name="Gnumeric-default">
      <style:table-cell-properties style:text-align-source="fix" style:repeat-content="false"/>
      <style:paragraph-properties fo:text-align="start" fo:margin-left="0pt"/>
    </style:style>
    <style:style style:name="ACE-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fred_rev5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ACE-1"/>
        <table:table-column table:style-name="co3" table:default-cell-style-name="ACE-2"/>
        <table:table-column table:style-name="co3" table:number-columns-repeated="248" table:default-cell-style-name="Default"/>
        <table:table-row table:style-name="ro1">
          <table:table-cell table:style-name="Gnumeric-default" office:value-type="string" calcext:value-type="string">
            <text:p>Designator</text:p>
          </table:table-cell>
          <table:table-cell table:style-name="Gnumeric-default" office:value-type="string" calcext:value-type="string">
            <text:p>Package</text:p>
          </table:table-cell>
          <table:table-cell table:style-name="Gnumeric-default" office:value-type="string" calcext:value-type="string">
            <text:p>Quantity</text:p>
          </table:table-cell>
          <table:table-cell table:style-name="Gnumeric-default" office:value-type="string" calcext:value-type="string">
            <text:p>Designation</text:p>
          </table:table-cell>
          <table:table-cell table:style-name="Gnumeric-default" office:value-type="string" calcext:value-type="string">
            <text:p>Supplier</text:p>
          </table:table-cell>
          <table:table-cell table:style-name="Gnumeric-default"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5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7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2]*[.C2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RV301</text:p>
          </table:table-cell>
          <table:table-cell table:style-name="Gnumeric-default" office:value-type="string" calcext:value-type="string">
            <text:p>P160KNPD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0k lin P160KNPD-4FC20B10K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858-P160KNP4FC20B10K</text:p>
          </table:table-cell>
          <table:table-cell table:formula="of:=0.629*1.19" office:value-type="float" office:value="0.74851" calcext:value-type="float">
            <text:p>0.749 </text:p>
          </table:table-cell>
          <table:table-cell table:formula="of:=ROUND([.G3]*[.C3];2)" office:value-type="float" office:value="0.75" calcext:value-type="float">
            <text:p>0.75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U401</text:p>
          </table:table-cell>
          <table:table-cell table:style-name="Gnumeric-default" office:value-type="string" calcext:value-type="string">
            <text:p>ESP-12E_SMD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ESP-12E</text:p>
          </table:table-cell>
          <table:table-cell table:style-name="Gnumeric-default" office:value-type="string" calcext:value-type="string">
            <text:p>Elecrow</text:p>
          </table:table-cell>
          <table:table-cell table:style-name="Gnumeric-default" office:value-type="string" calcext:value-type="string">
            <text:p>ESP-12F</text:p>
          </table:table-cell>
          <table:table-cell table:formula="of:=4*1.19" office:value-type="float" office:value="4.76" calcext:value-type="float">
            <text:p>4.760 </text:p>
          </table:table-cell>
          <table:table-cell table:formula="of:=ROUND([.G4]*[.C4];2)" office:value-type="float" office:value="4.76" calcext:value-type="float">
            <text:p>4.76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P401</text:p>
          </table:table-cell>
          <table:table-cell table:style-name="Gnumeric-default" office:value-type="string" calcext:value-type="string">
            <text:p>Pin_Header_Straight_1x02_Pitch2.54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ESP_BOOTLOAD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L 1X40G 2,54 (1/20)</text:p>
          </table:table-cell>
          <table:table-cell office:value-type="float" office:value="0.01" calcext:value-type="float">
            <text:p>0.010 </text:p>
          </table:table-cell>
          <table:table-cell table:formula="of:=ROUND([.G5]*[.C5];2)" office:value-type="float" office:value="0.01" calcext:value-type="float">
            <text:p>0.0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K401</text:p>
          </table:table-cell>
          <table:table-cell table:style-name="Gnumeric-default" office:value-type="string" calcext:value-type="string">
            <text:p>Pin_Header_Straight_1x03_Pitch2.54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UART_ESP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L 1X40G 2,54 (1/10)</text:p>
          </table:table-cell>
          <table:table-cell office:value-type="float" office:value="0.02" calcext:value-type="float">
            <text:p>0.020 </text:p>
          </table:table-cell>
          <table:table-cell table:formula="of:=ROUND([.G6]*[.C6];2)" office:value-type="float" office:value="0.02" calcext:value-type="float">
            <text:p>0.0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K402</text:p>
          </table:table-cell>
          <table:table-cell table:style-name="Gnumeric-default" office:value-type="string" calcext:value-type="string">
            <text:p>Pin_Header_Straight_1x03_Pitch2.54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UART_AVR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L 1X40G 2,54 (1/10)</text:p>
          </table:table-cell>
          <table:table-cell office:value-type="float" office:value="0.02" calcext:value-type="float">
            <text:p>0.020 </text:p>
          </table:table-cell>
          <table:table-cell table:formula="of:=ROUND([.G7]*[.C7];2)" office:value-type="float" office:value="0.02" calcext:value-type="float">
            <text:p>0.0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402,C301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22u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X5R-G0805 22/6</text:p>
          </table:table-cell>
          <table:table-cell office:value-type="float" office:value="0.15" calcext:value-type="float">
            <text:p>0.150 </text:p>
          </table:table-cell>
          <table:table-cell table:formula="of:=ROUND([.G8]*[.C8];2)" office:value-type="float" office:value="0.3" calcext:value-type="float">
            <text:p>0.30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X201</text:p>
          </table:table-cell>
          <table:table-cell table:style-name="Gnumeric-default" office:value-type="string" calcext:value-type="string">
            <text:p>Crystal_SMD_TXC_7M-4pin_3.2x2.5mm_HandSolder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.7456MHz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449-LFXTAL036338CUTT</text:p>
          </table:table-cell>
          <table:table-cell table:formula="of:=0.515*1.19" office:value-type="float" office:value="0.61285" calcext:value-type="float">
            <text:p>0.613 </text:p>
          </table:table-cell>
          <table:table-cell table:formula="of:=ROUND([.G9]*[.C9];2)" office:value-type="float" office:value="0.61" calcext:value-type="float">
            <text:p>0.6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D303</text:p>
          </table:table-cell>
          <table:table-cell table:style-name="Gnumeric-default" office:value-type="string" calcext:value-type="string">
            <text:p>LED_D3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VERSE - green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LED 3MM GN</text:p>
          </table:table-cell>
          <table:table-cell office:value-type="float" office:value="0.07" calcext:value-type="float">
            <text:p>0.070 </text:p>
          </table:table-cell>
          <table:table-cell table:formula="of:=ROUND([.G10]*[.C10];2)" office:value-type="float" office:value="0.07" calcext:value-type="float">
            <text:p>0.0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D302</text:p>
          </table:table-cell>
          <table:table-cell table:style-name="Gnumeric-default" office:value-type="string" calcext:value-type="string">
            <text:p>LED_D3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ORWARD - green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LED 3MM GN</text:p>
          </table:table-cell>
          <table:table-cell office:value-type="float" office:value="0.07" calcext:value-type="float">
            <text:p>0.070 </text:p>
          </table:table-cell>
          <table:table-cell table:formula="of:=ROUND([.G11]*[.C11];2)" office:value-type="float" office:value="0.07" calcext:value-type="float">
            <text:p>0.0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D301</text:p>
          </table:table-cell>
          <table:table-cell table:style-name="Gnumeric-default" office:value-type="string" calcext:value-type="string">
            <text:p>LED_D3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STOP - red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LED 3MM RT</text:p>
          </table:table-cell>
          <table:table-cell office:value-type="float" office:value="0.07" calcext:value-type="float">
            <text:p>0.070 </text:p>
          </table:table-cell>
          <table:table-cell table:formula="of:=ROUND([.G12]*[.C12];2)" office:value-type="float" office:value="0.07" calcext:value-type="float">
            <text:p>0.0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R405,R404,R403,R201,R104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string" calcext:value-type="string">
            <text:p>10k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MD-0805 10,0K</text:p>
          </table:table-cell>
          <table:table-cell office:value-type="float" office:value="0.015" calcext:value-type="float">
            <text:p>0.015 </text:p>
          </table:table-cell>
          <table:table-cell table:formula="of:=ROUND([.G13]*[.C13];2)" office:value-type="float" office:value="0.08" calcext:value-type="float">
            <text:p>0.08 </text:p>
          </table:table-cell>
          <table:table-cell table:style-name="Gnumeric-default" table:number-columns-repeated="248"/>
        </table:table-row>
        <table:table-row table:style-name="ro1">
          <table:table-cell office:value-type="string" calcext:value-type="string">
            <text:p>R304,R303,R302,R204</text:p>
          </table:table-cell>
          <table:table-cell office:value-type="string" calcext:value-type="string">
            <text:p>C_0805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R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MD-0805 220</text:p>
          </table:table-cell>
          <table:table-cell office:value-type="float" office:value="0.015" calcext:value-type="float">
            <text:p>0.015 </text:p>
          </table:table-cell>
          <table:table-cell table:formula="of:=ROUND([.G14]*[.C14];2)" office:value-type="float" office:value="0.06" calcext:value-type="float">
            <text:p>0.06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R301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4k7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MD-0805 4,70K</text:p>
          </table:table-cell>
          <table:table-cell office:value-type="float" office:value="0.15" calcext:value-type="float">
            <text:p>0.150 </text:p>
          </table:table-cell>
          <table:table-cell table:formula="of:=ROUND([.G15]*[.C15];2)" office:value-type="float" office:value="0.15" calcext:value-type="float">
            <text:p>0.15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401,C203,C202,C201,C207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string" calcext:value-type="string">
            <text:p>100n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KEM X7R0805 100N</text:p>
          </table:table-cell>
          <table:table-cell office:value-type="float" office:value="0.04" calcext:value-type="float">
            <text:p>0.040 </text:p>
          </table:table-cell>
          <table:table-cell table:formula="of:=ROUND([.G16]*[.C16];2)" office:value-type="float" office:value="0.2" calcext:value-type="float">
            <text:p>0.20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206,C205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22p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NPO-G0805 22P</text:p>
          </table:table-cell>
          <table:table-cell office:value-type="float" office:value="0.02" calcext:value-type="float">
            <text:p>0.020 </text:p>
          </table:table-cell>
          <table:table-cell table:formula="of:=ROUND([.G17]*[.C17];2)" office:value-type="float" office:value="0.04" calcext:value-type="float">
            <text:p>0.04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105,C103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u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X7R-G0805 1,0/25</text:p>
          </table:table-cell>
          <table:table-cell office:value-type="float" office:value="0.07" calcext:value-type="float">
            <text:p>0.070 </text:p>
          </table:table-cell>
          <table:table-cell table:formula="of:=ROUND([.G18]*[.C18];2)" office:value-type="float" office:value="0.21" calcext:value-type="float">
            <text:p>0.2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102,C101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4u7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X5R-G0805 4,7</text:p>
          </table:table-cell>
          <table:table-cell office:value-type="float" office:value="0.06" calcext:value-type="float">
            <text:p>0.060 </text:p>
          </table:table-cell>
          <table:table-cell table:formula="of:=ROUND([.G19]*[.C19];2)" office:value-type="float" office:value="0.12" calcext:value-type="float">
            <text:p>0.1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4</text:p>
          </table:table-cell>
          <table:table-cell table:style-name="Gnumeric-default" office:value-type="string" calcext:value-type="string">
            <text:p>OS102011MS2Q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OCO4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611-OS102011MS2QN1</text:p>
          </table:table-cell>
          <table:table-cell table:formula="of:=0.341*1.19" office:value-type="float" office:value="0.40579" calcext:value-type="float">
            <text:p>0.406 </text:p>
          </table:table-cell>
          <table:table-cell table:formula="of:=ROUND([.G20]*[.C20];2)" office:value-type="float" office:value="0.41" calcext:value-type="float">
            <text:p>0.4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3</text:p>
          </table:table-cell>
          <table:table-cell table:style-name="Gnumeric-default" office:value-type="string" calcext:value-type="string">
            <text:p>OS102011MS2Q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OCO3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611-OS102011MS2QN1</text:p>
          </table:table-cell>
          <table:table-cell table:formula="of:=0.341*1.19" office:value-type="float" office:value="0.40579" calcext:value-type="float">
            <text:p>0.406 </text:p>
          </table:table-cell>
          <table:table-cell table:formula="of:=ROUND([.G21]*[.C21];2)" office:value-type="float" office:value="0.41" calcext:value-type="float">
            <text:p>0.4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2</text:p>
          </table:table-cell>
          <table:table-cell table:style-name="Gnumeric-default" office:value-type="string" calcext:value-type="string">
            <text:p>OS102011MS2Q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OCO2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611-OS102011MS2QN1</text:p>
          </table:table-cell>
          <table:table-cell table:formula="of:=0.341*1.19" office:value-type="float" office:value="0.40579" calcext:value-type="float">
            <text:p>0.406 </text:p>
          </table:table-cell>
          <table:table-cell table:formula="of:=ROUND([.G22]*[.C22];2)" office:value-type="float" office:value="0.41" calcext:value-type="float">
            <text:p>0.4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1</text:p>
          </table:table-cell>
          <table:table-cell table:style-name="Gnumeric-default" office:value-type="string" calcext:value-type="string">
            <text:p>OS102011MS2Q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OCO1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611-OS102011MS2QN1</text:p>
          </table:table-cell>
          <table:table-cell table:formula="of:=0.341*1.19" office:value-type="float" office:value="0.40579" calcext:value-type="float">
            <text:p>0.406 </text:p>
          </table:table-cell>
          <table:table-cell table:formula="of:=ROUND([.G23]*[.C23];2)" office:value-type="float" office:value="0.41" calcext:value-type="float">
            <text:p>0.4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3</text:p>
          </table:table-cell>
          <table:table-cell table:style-name="Gnumeric-default" office:value-type="string" calcext:value-type="string">
            <text:p>100SP1T1B1M1QEH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DIRECTION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612-100-A1111</text:p>
          </table:table-cell>
          <table:table-cell table:formula="of:=2.13*1.19" office:value-type="float" office:value="2.5347" calcext:value-type="float">
            <text:p>2.535 </text:p>
          </table:table-cell>
          <table:table-cell table:formula="of:=ROUND([.G24]*[.C24];2)" office:value-type="float" office:value="2.53" calcext:value-type="float">
            <text:p>2.53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ON101</text:p>
          </table:table-cell>
          <table:table-cell table:style-name="Gnumeric-default" office:value-type="string" calcext:value-type="string">
            <text:p>USB_Micro-B_Molex-105017-0001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USB-MICRO-B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538-105017-0001</text:p>
          </table:table-cell>
          <table:table-cell table:formula="of:=0.681*1.19" office:value-type="float" office:value="0.81039" calcext:value-type="float">
            <text:p>0.810 </text:p>
          </table:table-cell>
          <table:table-cell table:formula="of:=ROUND([.G25]*[.C25];2)" office:value-type="float" office:value="0.81" calcext:value-type="float">
            <text:p>0.8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D101</text:p>
          </table:table-cell>
          <table:table-cell table:style-name="Gnumeric-default" office:value-type="string" calcext:value-type="string">
            <text:p>LED_D3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ED - red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LED 3MM RT</text:p>
          </table:table-cell>
          <table:table-cell office:value-type="float" office:value="0.07" calcext:value-type="float">
            <text:p>0.070 </text:p>
          </table:table-cell>
          <table:table-cell table:formula="of:=ROUND([.G26]*[.C26];2)" office:value-type="float" office:value="0.07" calcext:value-type="float">
            <text:p>0.0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D102</text:p>
          </table:table-cell>
          <table:table-cell table:style-name="Gnumeric-default" office:value-type="string" calcext:value-type="string">
            <text:p>LED_D3.0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ED - green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LED 3MM GN</text:p>
          </table:table-cell>
          <table:table-cell office:value-type="float" office:value="0.07" calcext:value-type="float">
            <text:p>0.070 </text:p>
          </table:table-cell>
          <table:table-cell table:formula="of:=ROUND([.G27]*[.C27];2)" office:value-type="float" office:value="0.07" calcext:value-type="float">
            <text:p>0.0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IC101</text:p>
          </table:table-cell>
          <table:table-cell table:style-name="Gnumeric-default" office:value-type="string" calcext:value-type="string">
            <text:p>SOT95P270X145-5N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MCP73831T-2ACI_OT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579-MCP73831T-2ACIOT</text:p>
          </table:table-cell>
          <table:table-cell table:formula="of:=0.498*1.19" office:value-type="float" office:value="0.59262" calcext:value-type="float">
            <text:p>0.593 </text:p>
          </table:table-cell>
          <table:table-cell table:formula="of:=ROUND([.G28]*[.C28];2)" office:value-type="float" office:value="0.59" calcext:value-type="float">
            <text:p>0.59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IC102</text:p>
          </table:table-cell>
          <table:table-cell table:style-name="Gnumeric-default" office:value-type="string" calcext:value-type="string">
            <text:p>SOT95P275X110-5N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NCV8161BSN300T1G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863-NCV8161BSN300T1G</text:p>
          </table:table-cell>
          <table:table-cell table:formula="of:=0.489*1.19" office:value-type="float" office:value="0.58191" calcext:value-type="float">
            <text:p>0.582 </text:p>
          </table:table-cell>
          <table:table-cell table:formula="of:=ROUND([.G29]*[.C29];2)" office:value-type="float" office:value="0.58" calcext:value-type="float">
            <text:p>0.58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P101</text:p>
          </table:table-cell>
          <table:table-cell table:style-name="Gnumeric-default" office:value-type="string" calcext:value-type="string">
            <text:p>Pin_Header_Angled_1x02_Pitch2.54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BATT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1X40W 2,54 (1/20)</text:p>
          </table:table-cell>
          <table:table-cell office:value-type="float" office:value="0.011" calcext:value-type="float">
            <text:p>0.011 </text:p>
          </table:table-cell>
          <table:table-cell table:formula="of:=ROUND([.G30]*[.C30];2)" office:value-type="float" office:value="0.01" calcext:value-type="float">
            <text:p>0.01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R101,R102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680R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MD-0805 680</text:p>
          </table:table-cell>
          <table:table-cell office:value-type="float" office:value="0.015" calcext:value-type="float">
            <text:p>0.015 </text:p>
          </table:table-cell>
          <table:table-cell table:formula="of:=ROUND([.G31]*[.C31];2)" office:value-type="float" office:value="0.03" calcext:value-type="float">
            <text:p>0.03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R103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k2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MD-0805 2,20K</text:p>
          </table:table-cell>
          <table:table-cell office:value-type="float" office:value="0.015" calcext:value-type="float">
            <text:p>0.015 </text:p>
          </table:table-cell>
          <table:table-cell table:formula="of:=ROUND([.G32]*[.C32];2)" office:value-type="float" office:value="0.02" calcext:value-type="float">
            <text:p>0.0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P201</text:p>
          </table:table-cell>
          <table:table-cell table:style-name="Gnumeric-default" office:value-type="string" calcext:value-type="string">
            <text:p>Pin_Header_Straight_2x03_Pitch2.54mm_SMD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ISP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2X40G SMD2,54 (1/10)</text:p>
          </table:table-cell>
          <table:table-cell office:value-type="float" office:value="0.17" calcext:value-type="float">
            <text:p>0.170 </text:p>
          </table:table-cell>
          <table:table-cell table:formula="of:=ROUND([.G33]*[.C33];2)" office:value-type="float" office:value="0.17" calcext:value-type="float">
            <text:p>0.1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R204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0R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MD-0805 220</text:p>
          </table:table-cell>
          <table:table-cell office:value-type="float" office:value="0.015" calcext:value-type="float">
            <text:p>0.015 </text:p>
          </table:table-cell>
          <table:table-cell table:formula="of:=ROUND([.G34]*[.C34];2)" office:value-type="float" office:value="0.02" calcext:value-type="float">
            <text:p>0.0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IC201</text:p>
          </table:table-cell>
          <table:table-cell table:style-name="Gnumeric-default" office:value-type="string" calcext:value-type="string">
            <text:p>TQFP-32_7x7mm_Pitch0.8mm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ATMEGA328P-A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556-ATMEGA328P-AU</text:p>
          </table:table-cell>
          <table:table-cell table:formula="of:=1.81*1.19" office:value-type="float" office:value="2.1539" calcext:value-type="float">
            <text:p>2.154 </text:p>
          </table:table-cell>
          <table:table-cell table:formula="of:=ROUND([.G35]*[.C35];2)" office:value-type="float" office:value="2.15" calcext:value-type="float">
            <text:p>2.15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5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0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36]*[.C36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6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1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37]*[.C37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7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2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38]*[.C38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8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3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39]*[.C39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09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4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40]*[.C40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0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5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41]*[.C41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1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SHIFT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65YVB</text:p>
          </table:table-cell>
          <table:table-cell table:formula="of:=0.288*1.19" office:value-type="float" office:value="0.34272" calcext:value-type="float">
            <text:p>0.343 </text:p>
          </table:table-cell>
          <table:table-cell table:formula="of:=ROUND([.G42]*[.C42];2)" office:value-type="float" office:value="0.34" calcext:value-type="float">
            <text:p>0.34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2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ESTOP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65RVB</text:p>
          </table:table-cell>
          <table:table-cell table:formula="of:=0.279*1.19" office:value-type="float" office:value="0.33201" calcext:value-type="float">
            <text:p>0.332 </text:p>
          </table:table-cell>
          <table:table-cell table:formula="of:=ROUND([.G43]*[.C43];2)" office:value-type="float" office:value="0.33" calcext:value-type="float">
            <text:p>0.33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4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6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44]*[.C44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SW316</text:p>
          </table:table-cell>
          <table:table-cell table:style-name="Gnumeric-default" office:value-type="string" calcext:value-type="string">
            <text:p>SW_SPST_PTS64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F8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113-DTSM-65K-V-B</text:p>
          </table:table-cell>
          <table:table-cell table:formula="of:=0.266*1.19" office:value-type="float" office:value="0.31654" calcext:value-type="float">
            <text:p>0.317 </text:p>
          </table:table-cell>
          <table:table-cell table:formula="of:=ROUND([.G45]*[.C45];2)" office:value-type="float" office:value="0.32" calcext:value-type="float">
            <text:p>0.3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C403</text:p>
          </table:table-cell>
          <table:table-cell table:style-name="Gnumeric-default" office:value-type="string" calcext:value-type="string">
            <text:p>C_0805_HandSoldering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00u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X5R-G0805 100/6</text:p>
          </table:table-cell>
          <table:table-cell office:value-type="float" office:value="0.25" calcext:value-type="float">
            <text:p>0.250 </text:p>
          </table:table-cell>
          <table:table-cell table:formula="of:=ROUND([.G46]*[.C46];2)" office:value-type="float" office:value="0.25" calcext:value-type="float">
            <text:p>0.25 </text:p>
          </table:table-cell>
          <table:table-cell table:style-name="Gnumeric-default" table:number-columns-repeated="248"/>
        </table:table-row>
        <table:table-row table:style-name="ro1">
          <table:table-cell office:value-type="string" calcext:value-type="string">
            <text:p>IC3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2860-2PYD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98-MIC2860-2PYD6TR</text:p>
          </table:table-cell>
          <table:table-cell table:style-name="Default" table:formula="of:=0.338*1.19" office:value-type="float" office:value="0.40222" calcext:value-type="float">
            <text:p>0.40222</text:p>
          </table:table-cell>
          <table:table-cell table:formula="of:=ROUND([.G47]*[.C47];2)" office:value-type="float" office:value="0.4" calcext:value-type="float">
            <text:p>0.40 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305</text:p>
          </table:table-cell>
          <table:table-cell office:value-type="string" calcext:value-type="string">
            <text:p>C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ichelt</text:p>
          </table:table-cell>
          <table:table-cell table:style-name="Gnumeric-default" office:value-type="string" calcext:value-type="string">
            <text:p>SMD-0805 15,0K</text:p>
          </table:table-cell>
          <table:table-cell table:style-name="Default" office:value-type="float" office:value="0.015" calcext:value-type="float">
            <text:p>0.015</text:p>
          </table:table-cell>
          <table:table-cell table:formula="of:=ROUND([.G48]*[.C48];2)" office:value-type="float" office:value="0.02" calcext:value-type="float">
            <text:p>0.02 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43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R 43 SMD</text:p>
          </table:table-cell>
          <table:table-cell table:style-name="Default" office:value-type="float" office:value="0.04" calcext:value-type="float">
            <text:p>0.04</text:p>
          </table:table-cell>
          <table:table-cell table:formula="of:=ROUND([.G49]*[.C49];2)" office:value-type="float" office:value="0.04" calcext:value-type="float">
            <text:p>0.04 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D304</text:p>
          </table:table-cell>
          <table:table-cell office:value-type="string" calcext:value-type="string">
            <text:p>LED_D5.0mm_Horicontal_FLIPPED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Default" table:formula="of:=0.167*1.19" office:value-type="float" office:value="0.19873" calcext:value-type="float">
            <text:p>0.19873</text:p>
          </table:table-cell>
          <table:table-cell table:formula="of:=ROUND([.G50]*[.C50];2)" office:value-type="float" office:value="0.2" calcext:value-type="float">
            <text:p>0.20 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D305</text:p>
          </table:table-cell>
          <table:table-cell office:value-type="string" calcext:value-type="string">
            <text:p>LED_D5.0mm_Horicontal_O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543AWMNCCCKK141</text:p>
          </table:table-cell>
          <table:table-cell table:style-name="Default" table:formula="of:=0.167*1.19" office:value-type="float" office:value="0.19873" calcext:value-type="float">
            <text:p>0.19873</text:p>
          </table:table-cell>
          <table:table-cell table:formula="of:=ROUND([.G51]*[.C51];2)" office:value-type="float" office:value="0.2" calcext:value-type="float">
            <text:p>0.20 </text:p>
          </table:table-cell>
          <table:table-cell table:number-columns-repeated="248"/>
        </table:table-row>
        <table:table-row table:style-name="ro1">
          <table:table-cell table:style-name="Gnumeric-default" office:value-type="string" calcext:value-type="string">
            <text:p>K1a</text:p>
          </table:table-cell>
          <table:table-cell table:style-name="Gnumeric-default" office:value-type="string" calcext:value-type="string">
            <text:p>Potentiometer Knob silv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1mm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KNOPF 21-6 AL</text:p>
          </table:table-cell>
          <table:table-cell office:value-type="float" office:value="2.2" calcext:value-type="float">
            <text:p>2.200 </text:p>
          </table:table-cell>
          <table:table-cell table:formula="of:=ROUND([.G52]*[.C52];2)" office:value-type="float" office:value="2.2" calcext:value-type="float">
            <text:p>2.20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K1b</text:p>
          </table:table-cell>
          <table:table-cell table:style-name="Gnumeric-default" office:value-type="string" calcext:value-type="string">
            <text:p>Potentiometer Knob black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4mm</text:p>
          </table:table-cell>
          <table:table-cell table:style-name="Gnumeric-default" office:value-type="string" calcext:value-type="string">
            <text:p>TME</text:p>
          </table:table-cell>
          <table:table-cell table:style-name="Gnumeric-default" office:value-type="string" calcext:value-type="string">
            <text:p>24/6SW</text:p>
          </table:table-cell>
          <table:table-cell table:formula="of:=192/100*1.19" office:value-type="float" office:value="2.2848" calcext:value-type="float">
            <text:p>2.285 </text:p>
          </table:table-cell>
          <table:table-cell table:formula="of:=ROUND([.G53]*[.C53];2)" office:value-type="float" office:value="2.28" calcext:value-type="float">
            <text:p>2.28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D303,D302,D301,D101,D102</text:p>
          </table:table-cell>
          <table:table-cell table:style-name="Gnumeric-default" office:value-type="string" calcext:value-type="string">
            <text:p>LED Spacer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string" calcext:value-type="string">
            <text:p>3mm</text:p>
          </table:table-cell>
          <table:table-cell table:style-name="Gnumeric-default" office:value-type="string" calcext:value-type="string">
            <text:p>Mouser</text:p>
          </table:table-cell>
          <table:table-cell table:style-name="Gnumeric-default" office:value-type="string" calcext:value-type="string">
            <text:p>749-ELM-7-3MM</text:p>
          </table:table-cell>
          <table:table-cell table:formula="of:=0.045*1.19" office:value-type="float" office:value="0.05355" calcext:value-type="float">
            <text:p>0.054 </text:p>
          </table:table-cell>
          <table:table-cell table:formula="of:=ROUND([.G54]*[.C54];2)" office:value-type="float" office:value="0.27" calcext:value-type="float">
            <text:p>0.27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H1a</text:p>
          </table:table-cell>
          <table:table-cell table:style-name="Gnumeric-default" office:value-type="string" calcext:value-type="string">
            <text:p>Housing black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Strapubox 2090</text:p>
          </table:table-cell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SP 2090 SW</text:p>
          </table:table-cell>
          <table:table-cell office:value-type="float" office:value="2.3" calcext:value-type="float">
            <text:p>2.300 </text:p>
          </table:table-cell>
          <table:table-cell table:formula="of:=ROUND([.G55]*[.C55];2)" office:value-type="float" office:value="2.3" calcext:value-type="float">
            <text:p>2.30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H1b</text:p>
          </table:table-cell>
          <table:table-cell table:style-name="Gnumeric-default" office:value-type="string" calcext:value-type="string">
            <text:p>Housing white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Strapubox 2090</text:p>
          </table:table-cell>
          <table:table-cell table:style-name="Gnumeric-default" office:value-type="string" calcext:value-type="string">
            <text:p>Conrad</text:p>
          </table:table-cell>
          <table:table-cell table:style-name="ce1" office:value-type="float" office:value="541214" calcext:value-type="float">
            <text:p>541214</text:p>
          </table:table-cell>
          <table:table-cell office:value-type="float" office:value="2.59" calcext:value-type="float">
            <text:p>2.590 </text:p>
          </table:table-cell>
          <table:table-cell table:formula="of:=ROUND([.G56]*[.C56];2)" office:value-type="float" office:value="2.59" calcext:value-type="float">
            <text:p>2.59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J1,J2</text:p>
          </table:table-cell>
          <table:table-cell table:style-name="Gnumeric-default" office:value-type="string" calcext:value-type="string">
            <text:p>Jumper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/>
          <table:table-cell table:style-name="Gnumeric-default" office:value-type="string" calcext:value-type="string">
            <text:p>Reichelt</text:p>
          </table:table-cell>
          <table:table-cell table:style-name="Gnumeric-default" office:value-type="string" calcext:value-type="string">
            <text:p>JUMPER 2,54 SW</text:p>
          </table:table-cell>
          <table:table-cell office:value-type="float" office:value="0.01" calcext:value-type="float">
            <text:p>0.010 </text:p>
          </table:table-cell>
          <table:table-cell table:formula="of:=ROUND([.G57]*[.C57];2)" office:value-type="float" office:value="0.02" calcext:value-type="float">
            <text:p>0.02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B1</text:p>
          </table:table-cell>
          <table:table-cell table:style-name="Gnumeric-default" office:value-type="string" calcext:value-type="string">
            <text:p>Battery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Lithium battery 1700mAh</text:p>
          </table:table-cell>
          <table:table-cell table:style-name="Gnumeric-default" office:value-type="string" calcext:value-type="string">
            <text:p>TME</text:p>
          </table:table-cell>
          <table:table-cell table:style-name="Gnumeric-default" office:value-type="string" calcext:value-type="string">
            <text:p>ACCU-LP103058/CL</text:p>
          </table:table-cell>
          <table:table-cell office:value-type="float" office:value="12.1" calcext:value-type="float">
            <text:p>12.100 </text:p>
          </table:table-cell>
          <table:table-cell table:formula="of:=ROUND([.G58]*[.C58];2)" office:value-type="float" office:value="12.1" calcext:value-type="float">
            <text:p>12.10 </text:p>
          </table:table-cell>
          <table:table-cell table:style-name="Gnumeric-default" table:number-columns-repeated="248"/>
        </table:table-row>
        <table:table-row table:style-name="ro1">
          <table:table-cell table:style-name="Gnumeric-default" office:value-type="string" calcext:value-type="string">
            <text:p>P1</text:p>
          </table:table-cell>
          <table:table-cell table:style-name="Gnumeric-default" office:value-type="string" calcext:value-type="string">
            <text:p>PCB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24mm x 35mm x 1.6mm</text:p>
          </table:table-cell>
          <table:table-cell table:style-name="Gnumeric-default" office:value-type="string" calcext:value-type="string">
            <text:p>JLCPCB</text:p>
          </table:table-cell>
          <table:table-cell table:style-name="Gnumeric-default" office:value-type="string" calcext:value-type="string">
            <text:p>PCB Service</text:p>
          </table:table-cell>
          <table:table-cell table:formula="of:=20/30" office:value-type="float" office:value="0.666666666666667" calcext:value-type="float">
            <text:p>0.667 </text:p>
          </table:table-cell>
          <table:table-cell table:formula="of:=ROUND([.G59]*[.C59];2)" office:value-type="float" office:value="0.67" calcext:value-type="float">
            <text:p>0.67 </text:p>
          </table:table-cell>
          <table:table-cell table:style-name="Gnumeric-default"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 office:value-type="string" calcext:value-type="string">
            <text:p>Summe</text:p>
          </table:table-cell>
          <table:table-cell table:style-name="Gnumeric-default" table:number-columns-repeated="5"/>
          <table:table-cell/>
          <table:table-cell table:formula="of:=SUM([.H2:.H59])" office:value-type="float" office:value="43.32" calcext:value-type="float">
            <text:p>43.32 </text:p>
          </table:table-cell>
          <table:table-cell table:style-name="Gnumeric-default" table:number-columns-repeated="248"/>
        </table:table-row>
        <table:table-row table:style-name="ro1" table:number-rows-repeated="6548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wfred_rev5.csv'.$A$1" table:expression="#REF!"/>
          <table:named-expression table:name="Sheet_Title" table:base-cell-address="$'wfred_rev5.csv'.$A$1" table:expression="&quot;wfred_rev5.csv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  <number:text> </number:text>
    </number:number-style>
    <number:number-style style:name="N122">
      <number:number number:decimal-places="2" loext:min-decimal-places="2" number:min-integer-digits="1"/>
      <number:text> </number:text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 style:data-style-name="N2" text:time-value="10:35:01.873300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wfred_5f_rev5.csv" style:display-name="wfred_rev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10:36:54.454096432</dc:date>
    <meta:creation-date>2019-03-14T20:07:53Z</meta:creation-date>
    <meta:generator>LibreOffice/6.2.4.2.0$Linux_X86_64 LibreOffice_project/20$Build-2</meta:generator>
    <meta:editing-duration>PT4M53S</meta:editing-duration>
    <meta:editing-cycles>2</meta:editing-cycles>
    <meta:document-statistic meta:table-count="1" meta:cell-count="473" meta:object-count="0"/>
    <meta:user-defined meta:name="meta:print-date" meta:value-type="date">2019-05-04T12:59:09Z</meta:user-defined>
  </office:meta>
</office:document-meta>
</file>